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Iker Andres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AO</text:p>
          </table:table-cell>
          <table:table-cell table:style-name="ce1" office:value-type="string" calcext:value-type="string">
            <text:p>Promedio</text:p>
          </table:table-cell>
          <table:table-cell table:style-name="ce1" office:value-type="string" calcext:value-type="string">
            <text:p>Aprobado/Suspendido</text:p>
          </table:table-cell>
        </table:table-row>
        <table:table-row table:style-name="ro1">
          <table:table-cell office:value-type="string" calcext:value-type="string">
            <text:p>Juan Pérez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AVERAGE([.B2:.D2])" office:value-type="float" office:value="7.66666666666667" calcext:value-type="float">
            <text:p>7,66666666666667</text:p>
          </table:table-cell>
          <table:table-cell table:formula="of:=IF([.E2]&gt;=5; &quot;Aprobado&quot;; &quot;Suspendido&quot;)" office:value-type="string" office:string-value="Aprobado" calcext:value-type="string">
            <text:p>Aprobado</text:p>
          </table:table-cell>
        </table:table-row>
        <table:table-row table:style-name="ro1">
          <table:table-cell office:value-type="string" calcext:value-type="string">
            <text:p>Ana Gómez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AVERAGE([.B3:.D3])" office:value-type="float" office:value="6" calcext:value-type="float">
            <text:p>6</text:p>
          </table:table-cell>
          <table:table-cell table:formula="of:=IF([.E3]&gt;=5; &quot;Aprobado&quot;; &quot;Suspendido&quot;)" office:value-type="string" office:string-value="Aprobado" calcext:value-type="string">
            <text:p>Aprobado</text:p>
          </table:table-cell>
        </table:table-row>
        <table:table-row table:style-name="ro1">
          <table:table-cell office:value-type="string" calcext:value-type="string">
            <text:p>Carlos Ruiz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AVERAGE([.B4:.D4])" office:value-type="float" office:value="4.66666666666667" calcext:value-type="float">
            <text:p>4,66666666666667</text:p>
          </table:table-cell>
          <table:table-cell table:formula="of:=IF([.E4]&gt;=5; &quot;Aprobado&quot;; &quot;Suspendido&quot;)" office:value-type="string" office:string-value="Suspendido" calcext:value-type="string">
            <text:p>Suspendi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2:38:17.194637103</meta:creation-date>
    <dc:date>2025-12-05T22:41:58.097591981</dc:date>
    <meta:editing-duration>PT3M42S</meta:editing-duration>
    <meta:editing-cycles>1</meta:editing-cycles>
    <meta:document-statistic meta:table-count="1" meta:cell-count="24" meta:object-count="0"/>
    <meta:generator>LibreOffice/24.2.7.2$Linux_X86_64 LibreOffice_project/420$Build-2</meta:generator>
  </office:meta>
</office:document-meta>
</file>